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LoggerEngine.isShow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sumup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oggerEngine.clearProble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LoggerEngine.debu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setShowProgress( boolean prog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LoggerEngine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LoggerEngine.end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LoggerEngine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endProgres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MessageLogger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ssageLoggerEngine.peek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LoggerEngine.deprec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get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getDefaul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rawlog( String msg ,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setDefaultLogger( MessageLogger default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pop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LoggerEngine.raw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LoggerEngine.pushLogger( Message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LoggerEngine.getWa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